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02cm" fo:min-width="0.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27cm" svg:height="1.27cm" svg:x="6.144cm" svg:y="9.763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27cm" svg:height="1.27cm" svg:x="6.144cm" svg:y="11.287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27cm" svg:height="1.27cm" svg:x="8.054cm" svg:y="9.763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27cm" svg:height="1.27cm" svg:x="8.054cm" svg:y="11.287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1cm" svg:y1="11.118cm" svg:x2="6.144cm" svg:y2="10.398cm" draw:start-shape="id1" draw:start-glue-point="2" draw:end-shape="id2" draw:end-glue-point="3" svg:d="M4810 11118l1334-720" svg:viewBox="0 0 1335 721">
          <text:p/>
        </draw:connector>
        <draw:connector draw:style-name="gr2" draw:text-style-name="P3" xml:id="id1" draw:id="id1" draw:layer="layout" draw:type="line" svg:x1="4.81cm" svg:y1="11.118cm" svg:x2="6.144cm" svg:y2="11.922cm" draw:end-shape="id3" draw:end-glue-point="3" svg:d="M4810 11118l1334 804" svg:viewBox="0 0 1335 805">
          <text:p/>
        </draw:connector>
        <draw:connector draw:style-name="gr2" draw:text-style-name="P3" draw:layer="layout" draw:type="line" svg:x1="7.414cm" svg:y1="10.398cm" svg:x2="8.054cm" svg:y2="10.398cm" draw:start-shape="id2" draw:start-glue-point="1" draw:end-shape="id4" draw:end-glue-point="3" svg:d="M7414 10398h640" svg:viewBox="0 0 641 1">
          <text:p/>
        </draw:connector>
        <draw:connector draw:style-name="gr2" draw:text-style-name="P3" draw:layer="layout" draw:type="line" svg:x1="7.414cm" svg:y1="11.922cm" svg:x2="8.054cm" svg:y2="11.922cm" draw:start-shape="id3" draw:start-glue-point="1" draw:end-shape="id5" draw:end-glue-point="3" svg:d="M7414 11922h640" svg:viewBox="0 0 641 1">
          <text:p/>
        </draw:connector>
        <draw:connector draw:style-name="gr2" draw:text-style-name="P3" draw:layer="layout" draw:type="line" svg:x1="9.324cm" svg:y1="11.922cm" svg:x2="10.548cm" svg:y2="11.152cm" draw:start-shape="id5" draw:start-glue-point="1" draw:end-shape="id6" draw:end-glue-point="3" svg:d="M9324 11922l1224-770" svg:viewBox="0 0 1225 771">
          <text:p/>
        </draw:connector>
        <draw:connector draw:style-name="gr2" draw:text-style-name="P3" xml:id="id6" draw:id="id6" draw:layer="layout" draw:type="line" svg:x1="9.324cm" svg:y1="10.398cm" svg:x2="10.548cm" svg:y2="11.152cm" draw:start-shape="id4" draw:start-glue-point="1" svg:d="M9324 10398l1224 754" svg:viewBox="0 0 1225 7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10.222391000</meta:creation-date>
    <dc:date>2016-04-28T14:56:09.023563000</dc:date>
    <meta:editing-duration>PT59S</meta:editing-duration>
    <meta:editing-cycles>3</meta:editing-cycles>
    <meta:generator>LibreOffice/5.1.1.3$MacOSX_X86_64 LibreOffice_project/89f508ef3ecebd2cfb8e1def0f0ba9a803b88a6d</meta:generator>
    <meta:document-statistic meta:object-count="10"/>
  </office:meta>
</office:document-meta>
</file>